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B00000518FFE67EB318FF37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3398in" draw:z-index="0"><draw:image xlink:href="Pictures/100000010000069B00000518FFE67EB318FF37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41:21.036000000</dc:date>
    <meta:editing-duration>PT9M6S</meta:editing-duration>
    <meta:editing-cycles>13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